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4.52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оказатель</text:p>
          </table:table-cell>
          <table:table-cell office:value-type="string" calcext:value-type="string">
            <text:p>Степень (1)</text:p>
          </table:table-cell>
          <table:table-cell office:value-type="string" calcext:value-type="string">
            <text:p>Степень (2)</text:p>
          </table:table-cell>
          <table:table-cell office:value-type="string" calcext:value-type="string">
            <text:p>Степень (3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$1]^[.A4]" office:value-type="float" office:value="1" calcext:value-type="float">
            <text:p>1</text:p>
          </table:table-cell>
          <table:table-cell table:formula="of:=POWER([.C$1];[.A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$1]^[.A5]" office:value-type="float" office:value="7" calcext:value-type="float">
            <text:p>7</text:p>
          </table:table-cell>
          <table:table-cell table:formula="of:=POWER([.C$1];[.A5])" office:value-type="float" office:value="7" calcext:value-type="float">
            <text:p>7</text:p>
          </table:table-cell>
          <table:table-cell table:formula="of:=[.D4]*7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$1]^[.A6]" office:value-type="float" office:value="49" calcext:value-type="float">
            <text:p>49</text:p>
          </table:table-cell>
          <table:table-cell table:formula="of:=POWER([.C$1];[.A6])" office:value-type="float" office:value="49" calcext:value-type="float">
            <text:p>49</text:p>
          </table:table-cell>
          <table:table-cell table:formula="of:=[.D5]*7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$1]^[.A7]" office:value-type="float" office:value="343" calcext:value-type="float">
            <text:p>343</text:p>
          </table:table-cell>
          <table:table-cell table:formula="of:=POWER([.C$1];[.A7])" office:value-type="float" office:value="343" calcext:value-type="float">
            <text:p>343</text:p>
          </table:table-cell>
          <table:table-cell table:formula="of:=[.D6]*7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$1]^[.A8]" office:value-type="float" office:value="2401" calcext:value-type="float">
            <text:p>2401</text:p>
          </table:table-cell>
          <table:table-cell table:formula="of:=POWER([.C$1];[.A8])" office:value-type="float" office:value="2401" calcext:value-type="float">
            <text:p>2401</text:p>
          </table:table-cell>
          <table:table-cell table:formula="of:=[.D7]*7"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$1]^[.A9]" office:value-type="float" office:value="16807" calcext:value-type="float">
            <text:p>16807</text:p>
          </table:table-cell>
          <table:table-cell table:formula="of:=POWER([.C$1];[.A9])" office:value-type="float" office:value="16807" calcext:value-type="float">
            <text:p>16807</text:p>
          </table:table-cell>
          <table:table-cell table:formula="of:=[.D8]*7" office:value-type="float" office:value="16807" calcext:value-type="float">
            <text:p>168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$1]^[.A10]" office:value-type="float" office:value="117649" calcext:value-type="float">
            <text:p>117649</text:p>
          </table:table-cell>
          <table:table-cell table:formula="of:=POWER([.C$1];[.A10])" office:value-type="float" office:value="117649" calcext:value-type="float">
            <text:p>117649</text:p>
          </table:table-cell>
          <table:table-cell table:formula="of:=[.D9]*7" office:value-type="float" office:value="117649" calcext:value-type="float">
            <text:p>1176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$1]^[.A11]" office:value-type="float" office:value="823543" calcext:value-type="float">
            <text:p>823543</text:p>
          </table:table-cell>
          <table:table-cell table:formula="of:=POWER([.C$1];[.A11])" office:value-type="float" office:value="823543" calcext:value-type="float">
            <text:p>823543</text:p>
          </table:table-cell>
          <table:table-cell table:formula="of:=[.D10]*7" office:value-type="float" office:value="823543" calcext:value-type="float">
            <text:p>8235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$1]^[.A12]" office:value-type="float" office:value="5764801" calcext:value-type="float">
            <text:p>5764801</text:p>
          </table:table-cell>
          <table:table-cell table:formula="of:=POWER([.C$1];[.A12])" office:value-type="float" office:value="5764801" calcext:value-type="float">
            <text:p>5764801</text:p>
          </table:table-cell>
          <table:table-cell table:formula="of:=[.D11]*7" office:value-type="float" office:value="5764801" calcext:value-type="float">
            <text:p>57648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$1]^[.A13]" office:value-type="float" office:value="40353607" calcext:value-type="float">
            <text:p>40353607</text:p>
          </table:table-cell>
          <table:table-cell table:formula="of:=POWER([.C$1];[.A13])" office:value-type="float" office:value="40353607" calcext:value-type="float">
            <text:p>40353607</text:p>
          </table:table-cell>
          <table:table-cell table:formula="of:=[.D12]*7" office:value-type="float" office:value="40353607" calcext:value-type="float">
            <text:p>403536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$1]^[.A14]" office:value-type="float" office:value="282475249" calcext:value-type="float">
            <text:p>282475249</text:p>
          </table:table-cell>
          <table:table-cell table:formula="of:=POWER([.C$1];[.A14])" office:value-type="float" office:value="282475249" calcext:value-type="float">
            <text:p>282475249</text:p>
          </table:table-cell>
          <table:table-cell table:formula="of:=[.D13]*7" office:value-type="float" office:value="282475249" calcext:value-type="float">
            <text:p>2824752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$1]^[.A15]" office:value-type="float" office:value="1977326743" calcext:value-type="float">
            <text:p>1977326743</text:p>
          </table:table-cell>
          <table:table-cell table:formula="of:=POWER([.C$1];[.A15])" office:value-type="float" office:value="1977326743" calcext:value-type="float">
            <text:p>1977326743</text:p>
          </table:table-cell>
          <table:table-cell table:formula="of:=[.D14]*7" office:value-type="float" office:value="1977326743" calcext:value-type="float">
            <text:p>19773267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$1]^[.A16]" office:value-type="float" office:value="13841287201" calcext:value-type="float">
            <text:p>13841287201</text:p>
          </table:table-cell>
          <table:table-cell table:formula="of:=POWER([.C$1];[.A16])" office:value-type="float" office:value="13841287201" calcext:value-type="float">
            <text:p>13841287201</text:p>
          </table:table-cell>
          <table:table-cell table:formula="of:=[.D15]*7" office:value-type="float" office:value="13841287201" calcext:value-type="float">
            <text:p>138412872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$1]^[.A17]" office:value-type="float" office:value="96889010407" calcext:value-type="float">
            <text:p>96889010407</text:p>
          </table:table-cell>
          <table:table-cell table:formula="of:=POWER([.C$1];[.A17])" office:value-type="float" office:value="96889010407" calcext:value-type="float">
            <text:p>96889010407</text:p>
          </table:table-cell>
          <table:table-cell table:formula="of:=[.D16]*7" office:value-type="float" office:value="96889010407" calcext:value-type="float">
            <text:p>96889010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$1]^[.A18]" office:value-type="float" office:value="678223072849" calcext:value-type="float">
            <text:p>678223072849</text:p>
          </table:table-cell>
          <table:table-cell table:formula="of:=POWER([.C$1];[.A18])" office:value-type="float" office:value="678223072849" calcext:value-type="float">
            <text:p>678223072849</text:p>
          </table:table-cell>
          <table:table-cell table:formula="of:=[.D17]*7" office:value-type="float" office:value="678223072849" calcext:value-type="float">
            <text:p>678223072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$1]^[.A19]" office:value-type="float" office:value="4747561509943" calcext:value-type="float">
            <text:p>4747561509943</text:p>
          </table:table-cell>
          <table:table-cell table:formula="of:=POWER([.C$1];[.A19])" office:value-type="float" office:value="4747561509943" calcext:value-type="float">
            <text:p>4747561509943</text:p>
          </table:table-cell>
          <table:table-cell table:formula="of:=[.D18]*7" office:value-type="float" office:value="4747561509943" calcext:value-type="float">
            <text:p>47475615099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$1]^[.A20]" office:value-type="float" office:value="33232930569601" calcext:value-type="float">
            <text:p>33232930569601</text:p>
          </table:table-cell>
          <table:table-cell table:formula="of:=POWER([.C$1];[.A20])" office:value-type="float" office:value="33232930569601" calcext:value-type="float">
            <text:p>33232930569601</text:p>
          </table:table-cell>
          <table:table-cell table:formula="of:=[.D19]*7" office:value-type="float" office:value="33232930569601" calcext:value-type="float">
            <text:p>332329305696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$1]^[.A21]" office:value-type="float" office:value="232630513987207" calcext:value-type="float">
            <text:p>232630513987207</text:p>
          </table:table-cell>
          <table:table-cell table:formula="of:=POWER([.C$1];[.A21])" office:value-type="float" office:value="232630513987207" calcext:value-type="float">
            <text:p>232630513987207</text:p>
          </table:table-cell>
          <table:table-cell table:formula="of:=[.D20]*7" office:value-type="float" office:value="232630513987207" calcext:value-type="float">
            <text:p>2326305139872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$1]^[.A22]" office:value-type="float" office:value="1628413597910449" calcext:value-type="float">
            <text:p>1628413597910449</text:p>
          </table:table-cell>
          <table:table-cell table:formula="of:=POWER([.C$1];[.A22])" office:value-type="float" office:value="1628413597910449" calcext:value-type="float">
            <text:p>1628413597910449</text:p>
          </table:table-cell>
          <table:table-cell table:formula="of:=[.D21]*7" office:value-type="float" office:value="1628413597910449" calcext:value-type="float">
            <text:p>16284135979104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$1]^[.A23]" office:value-type="float" office:value="1.13988951853731E+016" calcext:value-type="float">
            <text:p>1,13988951853731E+016</text:p>
          </table:table-cell>
          <table:table-cell table:formula="of:=POWER([.C$1];[.A23])" office:value-type="float" office:value="1.13988951853731E+016" calcext:value-type="float">
            <text:p>1,13988951853731E+016</text:p>
          </table:table-cell>
          <table:table-cell table:formula="of:=[.D22]*7" office:value-type="float" office:value="1.13988951853731E+016" calcext:value-type="float">
            <text:p>1,13988951853731E+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$1]^[.A24]" office:value-type="float" office:value="7.9792266297612E+016" calcext:value-type="float">
            <text:p>7,9792266297612E+016</text:p>
          </table:table-cell>
          <table:table-cell table:formula="of:=POWER([.C$1];[.A24])" office:value-type="float" office:value="7.9792266297612E+016" calcext:value-type="float">
            <text:p>7,9792266297612E+016</text:p>
          </table:table-cell>
          <table:table-cell table:formula="of:=[.D23]*7" office:value-type="float" office:value="7.9792266297612E+016" calcext:value-type="float">
            <text:p>7,9792266297612E+0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$1]^[.A25]" office:value-type="float" office:value="5.58545864083284E+017" calcext:value-type="float">
            <text:p>5,58545864083284E+017</text:p>
          </table:table-cell>
          <table:table-cell table:formula="of:=POWER([.C$1];[.A25])" office:value-type="float" office:value="5.58545864083284E+017" calcext:value-type="float">
            <text:p>5,58545864083284E+017</text:p>
          </table:table-cell>
          <table:table-cell table:formula="of:=[.D24]*7" office:value-type="float" office:value="5.58545864083284E+017" calcext:value-type="float">
            <text:p>5,58545864083284E+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$1]^[.A26]" office:value-type="float" office:value="3.90982104858299E+018" calcext:value-type="float">
            <text:p>3,90982104858299E+018</text:p>
          </table:table-cell>
          <table:table-cell table:formula="of:=POWER([.C$1];[.A26])" office:value-type="float" office:value="3.90982104858299E+018" calcext:value-type="float">
            <text:p>3,90982104858299E+018</text:p>
          </table:table-cell>
          <table:table-cell table:formula="of:=[.D25]*7" office:value-type="float" office:value="3.90982104858299E+018" calcext:value-type="float">
            <text:p>3,90982104858299E+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$1]^[.A27]" office:value-type="float" office:value="2.73687473400809E+019" calcext:value-type="float">
            <text:p>2,73687473400809E+019</text:p>
          </table:table-cell>
          <table:table-cell table:formula="of:=POWER([.C$1];[.A27])" office:value-type="float" office:value="2.73687473400809E+019" calcext:value-type="float">
            <text:p>2,73687473400809E+019</text:p>
          </table:table-cell>
          <table:table-cell table:formula="of:=[.D26]*7" office:value-type="float" office:value="2.73687473400809E+019" calcext:value-type="float">
            <text:p>2,73687473400809E+0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$1]^[.A28]" office:value-type="float" office:value="1.91581231380566E+020" calcext:value-type="float">
            <text:p>1,91581231380566E+020</text:p>
          </table:table-cell>
          <table:table-cell table:formula="of:=POWER([.C$1];[.A28])" office:value-type="float" office:value="1.91581231380566E+020" calcext:value-type="float">
            <text:p>1,91581231380566E+020</text:p>
          </table:table-cell>
          <table:table-cell table:formula="of:=[.D27]*7" office:value-type="float" office:value="1.91581231380566E+020" calcext:value-type="float">
            <text:p>1,91581231380566E+0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$1]^[.A29]" office:value-type="float" office:value="1.34106861966397E+021" calcext:value-type="float">
            <text:p>1,34106861966397E+021</text:p>
          </table:table-cell>
          <table:table-cell table:formula="of:=POWER([.C$1];[.A29])" office:value-type="float" office:value="1.34106861966397E+021" calcext:value-type="float">
            <text:p>1,34106861966397E+021</text:p>
          </table:table-cell>
          <table:table-cell table:formula="of:=[.D28]*7" office:value-type="float" office:value="1.34106861966397E+021" calcext:value-type="float">
            <text:p>1,34106861966397E+0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$1]^[.A30]" office:value-type="float" office:value="9.38748033764775E+021" calcext:value-type="float">
            <text:p>9,38748033764775E+021</text:p>
          </table:table-cell>
          <table:table-cell table:formula="of:=POWER([.C$1];[.A30])" office:value-type="float" office:value="9.38748033764775E+021" calcext:value-type="float">
            <text:p>9,38748033764775E+021</text:p>
          </table:table-cell>
          <table:table-cell table:formula="of:=[.D29]*7" office:value-type="float" office:value="9.38748033764775E+021" calcext:value-type="float">
            <text:p>9,38748033764775E+0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$1]^[.A31]" office:value-type="float" office:value="6.57123623635343E+022" calcext:value-type="float">
            <text:p>6,57123623635343E+022</text:p>
          </table:table-cell>
          <table:table-cell table:formula="of:=POWER([.C$1];[.A31])" office:value-type="float" office:value="6.57123623635343E+022" calcext:value-type="float">
            <text:p>6,57123623635343E+022</text:p>
          </table:table-cell>
          <table:table-cell table:formula="of:=[.D30]*7" office:value-type="float" office:value="6.57123623635343E+022" calcext:value-type="float">
            <text:p>6,57123623635343E+0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$1]^[.A32]" office:value-type="float" office:value="4.5998653654474E+023" calcext:value-type="float">
            <text:p>4,5998653654474E+023</text:p>
          </table:table-cell>
          <table:table-cell table:formula="of:=POWER([.C$1];[.A32])" office:value-type="float" office:value="4.5998653654474E+023" calcext:value-type="float">
            <text:p>4,5998653654474E+023</text:p>
          </table:table-cell>
          <table:table-cell table:formula="of:=[.D31]*7" office:value-type="float" office:value="4.5998653654474E+023" calcext:value-type="float">
            <text:p>4,5998653654474E+0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$1]^[.A33]" office:value-type="float" office:value="3.21990575581318E+024" calcext:value-type="float">
            <text:p>3,21990575581318E+024</text:p>
          </table:table-cell>
          <table:table-cell table:formula="of:=POWER([.C$1];[.A33])" office:value-type="float" office:value="3.21990575581318E+024" calcext:value-type="float">
            <text:p>3,21990575581318E+024</text:p>
          </table:table-cell>
          <table:table-cell table:formula="of:=[.D32]*7" office:value-type="float" office:value="3.21990575581318E+024" calcext:value-type="float">
            <text:p>3,21990575581318E+0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$1]^[.A34]" office:value-type="float" office:value="2.25393402906923E+025" calcext:value-type="float">
            <text:p>2,25393402906923E+025</text:p>
          </table:table-cell>
          <table:table-cell table:formula="of:=POWER([.C$1];[.A34])" office:value-type="float" office:value="2.25393402906923E+025" calcext:value-type="float">
            <text:p>2,25393402906923E+025</text:p>
          </table:table-cell>
          <table:table-cell table:formula="of:=[.D33]*7" office:value-type="float" office:value="2.25393402906923E+025" calcext:value-type="float">
            <text:p>2,25393402906923E+0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$1]^[.A35]" office:value-type="float" office:value="1.57775382034846E+026" calcext:value-type="float">
            <text:p>1,57775382034846E+026</text:p>
          </table:table-cell>
          <table:table-cell table:formula="of:=POWER([.C$1];[.A35])" office:value-type="float" office:value="1.57775382034846E+026" calcext:value-type="float">
            <text:p>1,57775382034846E+026</text:p>
          </table:table-cell>
          <table:table-cell table:formula="of:=[.D34]*7" office:value-type="float" office:value="1.57775382034846E+026" calcext:value-type="float">
            <text:p>1,57775382034846E+0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$1]^[.A36]" office:value-type="float" office:value="1.10442767424392E+027" calcext:value-type="float">
            <text:p>1,10442767424392E+027</text:p>
          </table:table-cell>
          <table:table-cell table:formula="of:=POWER([.C$1];[.A36])" office:value-type="float" office:value="1.10442767424392E+027" calcext:value-type="float">
            <text:p>1,10442767424392E+027</text:p>
          </table:table-cell>
          <table:table-cell table:formula="of:=[.D35]*7" office:value-type="float" office:value="1.10442767424392E+027" calcext:value-type="float">
            <text:p>1,10442767424392E+0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$1]^[.A37]" office:value-type="float" office:value="7.73099371970744E+027" calcext:value-type="float">
            <text:p>7,73099371970744E+027</text:p>
          </table:table-cell>
          <table:table-cell table:formula="of:=POWER([.C$1];[.A37])" office:value-type="float" office:value="7.73099371970744E+027" calcext:value-type="float">
            <text:p>7,73099371970744E+027</text:p>
          </table:table-cell>
          <table:table-cell table:formula="of:=[.D36]*7" office:value-type="float" office:value="7.73099371970745E+027" calcext:value-type="float">
            <text:p>7,73099371970745E+0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$1]^[.A38]" office:value-type="float" office:value="5.41169560379521E+028" calcext:value-type="float">
            <text:p>5,41169560379521E+028</text:p>
          </table:table-cell>
          <table:table-cell table:formula="of:=POWER([.C$1];[.A38])" office:value-type="float" office:value="5.41169560379521E+028" calcext:value-type="float">
            <text:p>5,41169560379521E+028</text:p>
          </table:table-cell>
          <table:table-cell table:formula="of:=[.D37]*7" office:value-type="float" office:value="5.41169560379521E+028" calcext:value-type="float">
            <text:p>5,41169560379521E+0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$1]^[.A39]" office:value-type="float" office:value="3.78818692265665E+029" calcext:value-type="float">
            <text:p>3,78818692265665E+029</text:p>
          </table:table-cell>
          <table:table-cell table:formula="of:=POWER([.C$1];[.A39])" office:value-type="float" office:value="3.78818692265665E+029" calcext:value-type="float">
            <text:p>3,78818692265665E+029</text:p>
          </table:table-cell>
          <table:table-cell table:formula="of:=[.D38]*7" office:value-type="float" office:value="3.78818692265665E+029" calcext:value-type="float">
            <text:p>3,78818692265665E+0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$1]^[.A40]" office:value-type="float" office:value="2.65173084585965E+030" calcext:value-type="float">
            <text:p>2,65173084585965E+030</text:p>
          </table:table-cell>
          <table:table-cell table:formula="of:=POWER([.C$1];[.A40])" office:value-type="float" office:value="2.65173084585965E+030" calcext:value-type="float">
            <text:p>2,65173084585965E+030</text:p>
          </table:table-cell>
          <table:table-cell table:formula="of:=[.D39]*7" office:value-type="float" office:value="2.65173084585965E+030" calcext:value-type="float">
            <text:p>2,65173084585965E+0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$1]^[.A41]" office:value-type="float" office:value="1.85621159210176E+031" calcext:value-type="float">
            <text:p>1,85621159210176E+031</text:p>
          </table:table-cell>
          <table:table-cell table:formula="of:=POWER([.C$1];[.A41])" office:value-type="float" office:value="1.85621159210176E+031" calcext:value-type="float">
            <text:p>1,85621159210176E+031</text:p>
          </table:table-cell>
          <table:table-cell table:formula="of:=[.D40]*7" office:value-type="float" office:value="1.85621159210176E+031" calcext:value-type="float">
            <text:p>1,85621159210176E+0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$1]^[.A42]" office:value-type="float" office:value="1.29934811447123E+032" calcext:value-type="float">
            <text:p>1,29934811447123E+032</text:p>
          </table:table-cell>
          <table:table-cell table:formula="of:=POWER([.C$1];[.A42])" office:value-type="float" office:value="1.29934811447123E+032" calcext:value-type="float">
            <text:p>1,29934811447123E+032</text:p>
          </table:table-cell>
          <table:table-cell table:formula="of:=[.D41]*7" office:value-type="float" office:value="1.29934811447123E+032" calcext:value-type="float">
            <text:p>1,29934811447123E+0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$1]^[.A43]" office:value-type="float" office:value="9.09543680129861E+032" calcext:value-type="float">
            <text:p>9,09543680129861E+032</text:p>
          </table:table-cell>
          <table:table-cell table:formula="of:=POWER([.C$1];[.A43])" office:value-type="float" office:value="9.09543680129861E+032" calcext:value-type="float">
            <text:p>9,09543680129861E+032</text:p>
          </table:table-cell>
          <table:table-cell table:formula="of:=[.D42]*7" office:value-type="float" office:value="9.09543680129861E+032" calcext:value-type="float">
            <text:p>9,09543680129861E+0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$1]^[.A44]" office:value-type="float" office:value="6.36680576090903E+033" calcext:value-type="float">
            <text:p>6,36680576090903E+033</text:p>
          </table:table-cell>
          <table:table-cell table:formula="of:=POWER([.C$1];[.A44])" office:value-type="float" office:value="6.36680576090903E+033" calcext:value-type="float">
            <text:p>6,36680576090903E+033</text:p>
          </table:table-cell>
          <table:table-cell table:formula="of:=[.D43]*7" office:value-type="float" office:value="6.36680576090903E+033" calcext:value-type="float">
            <text:p>6,36680576090903E+0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$1]^[.A45]" office:value-type="float" office:value="4.45676403263632E+034" calcext:value-type="float">
            <text:p>4,45676403263632E+034</text:p>
          </table:table-cell>
          <table:table-cell table:formula="of:=POWER([.C$1];[.A45])" office:value-type="float" office:value="4.45676403263632E+034" calcext:value-type="float">
            <text:p>4,45676403263632E+034</text:p>
          </table:table-cell>
          <table:table-cell table:formula="of:=[.D44]*7" office:value-type="float" office:value="4.45676403263632E+034" calcext:value-type="float">
            <text:p>4,45676403263632E+0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$1]^[.A46]" office:value-type="float" office:value="3.11973482284542E+035" calcext:value-type="float">
            <text:p>3,11973482284542E+035</text:p>
          </table:table-cell>
          <table:table-cell table:formula="of:=POWER([.C$1];[.A46])" office:value-type="float" office:value="3.11973482284542E+035" calcext:value-type="float">
            <text:p>3,11973482284542E+035</text:p>
          </table:table-cell>
          <table:table-cell table:formula="of:=[.D45]*7" office:value-type="float" office:value="3.11973482284542E+035" calcext:value-type="float">
            <text:p>3,11973482284542E+0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$1]^[.A47]" office:value-type="float" office:value="2.1838143759918E+036" calcext:value-type="float">
            <text:p>2,1838143759918E+036</text:p>
          </table:table-cell>
          <table:table-cell table:formula="of:=POWER([.C$1];[.A47])" office:value-type="float" office:value="2.1838143759918E+036" calcext:value-type="float">
            <text:p>2,1838143759918E+036</text:p>
          </table:table-cell>
          <table:table-cell table:formula="of:=[.D46]*7" office:value-type="float" office:value="2.1838143759918E+036" calcext:value-type="float">
            <text:p>2,1838143759918E+0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$1]^[.A48]" office:value-type="float" office:value="1.52867006319426E+037" calcext:value-type="float">
            <text:p>1,52867006319426E+037</text:p>
          </table:table-cell>
          <table:table-cell table:formula="of:=POWER([.C$1];[.A48])" office:value-type="float" office:value="1.52867006319426E+037" calcext:value-type="float">
            <text:p>1,52867006319426E+037</text:p>
          </table:table-cell>
          <table:table-cell table:formula="of:=[.D47]*7" office:value-type="float" office:value="1.52867006319426E+037" calcext:value-type="float">
            <text:p>1,52867006319426E+0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$1]^[.A49]" office:value-type="float" office:value="1.07006904423598E+038" calcext:value-type="float">
            <text:p>1,07006904423598E+038</text:p>
          </table:table-cell>
          <table:table-cell table:formula="of:=POWER([.C$1];[.A49])" office:value-type="float" office:value="1.07006904423598E+038" calcext:value-type="float">
            <text:p>1,07006904423598E+038</text:p>
          </table:table-cell>
          <table:table-cell table:formula="of:=[.D48]*7" office:value-type="float" office:value="1.07006904423598E+038" calcext:value-type="float">
            <text:p>1,07006904423598E+0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$1]^[.A50]" office:value-type="float" office:value="7.49048330965186E+038" calcext:value-type="float">
            <text:p>7,49048330965186E+038</text:p>
          </table:table-cell>
          <table:table-cell table:formula="of:=POWER([.C$1];[.A50])" office:value-type="float" office:value="7.49048330965186E+038" calcext:value-type="float">
            <text:p>7,49048330965186E+038</text:p>
          </table:table-cell>
          <table:table-cell table:formula="of:=[.D49]*7" office:value-type="float" office:value="7.49048330965186E+038" calcext:value-type="float">
            <text:p>7,49048330965186E+038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 table:number-rows-repeated="104852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Лист2" table:style-name="ta2"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Введите максимальный показатель степени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Сумма равна:</text:p>
          </table:table-cell>
          <table:table-cell table:formula="of:=2^([.B1]+1)-1" office:value-type="float" office:value="1023" calcext:value-type="float">
            <text:p>1023</text:p>
          </table:table-cell>
        </table:table-row>
        <table:table-row table:style-name="ro1" table:number-rows-repeated="1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Лист3" table:style-name="ta2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table:formula="of:=MAX([$Лист1.B7:.B50])" office:value-type="float" office:value="7.49048330965186E+038" calcext:value-type="float">
            <text:p>7,49048330965186E+038</text:p>
          </table:table-cell>
        </table:table-row>
        <table:table-row table:style-name="ro1" table:number-rows-repeated="46">
          <table:table-cell/>
        </table:table-row>
        <table:table-row-group>
          <table:table-row table:style-name="ro1">
            <table:table-cell/>
          </table:table-row>
        </table:table-row-group>
      </table:table>
      <table:table table:name="Лист4" table:style-name="ta2">
        <table:table-column table:style-name="co1" table:number-columns-repeated="10" table:default-cell-style-name="Default"/>
        <table:table-row table:style-name="ro3" table:number-rows-repeated="3"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азряды</text:p>
          </table:table-cell>
          <table:table-cell table:number-columns-repeated="4"/>
        </table:table-row>
        <table:table-row table:style-name="ro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.00.0000</text:date>, <text:time style:data-style-name="N2" text:time-value="11:13:10.35853526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5T11:13:10.596072669</meta:creation-date>
    <dc:title>Таблица</dc:title>
    <meta:generator>LibreOffice/7.6.7.2$Linux_X86_64 LibreOffice_project/60$Build-2</meta:generator>
    <meta:editing-duration>PT1H35M22S</meta:editing-duration>
    <meta:editing-cycles>2</meta:editing-cycles>
    <dc:date>2026-04-25T12:48:32.489842658</dc:date>
    <meta:document-statistic meta:table-count="4" meta:cell-count="209" meta:object-count="0"/>
    <meta:template xlink:type="simple" xlink:actuate="onRequest" xlink:title="Таблица" xlink:href="../../../../../usr/lib/libreoffice/share/template/common/ШАБЛОН_ЭЛЕКТРОННОЙ_ТАБЛИЦЫ_2019-07-22.ots" meta:date="2026-04-25T11:13:10.429085177"/>
  </office:meta>
</office:document-meta>
</file>